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6c34"/>
    </style:style>
    <style:style style:name="P2" style:family="paragraph" style:parent-style-name="Standard">
      <style:text-properties officeooo:rsid="00177324" officeooo:paragraph-rsid="00177324"/>
    </style:style>
    <style:style style:name="P3" style:family="paragraph" style:parent-style-name="Standard">
      <style:text-properties officeooo:paragraph-rsid="00156c34"/>
    </style:style>
    <style:style style:name="T1" style:family="text">
      <style:text-properties officeooo:rsid="0015100f"/>
    </style:style>
    <style:style style:name="T2" style:family="text">
      <style:text-properties officeooo:rsid="00156c34"/>
    </style:style>
    <style:style style:name="T3" style:family="text">
      <style:text-properties officeooo:rsid="00177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ILOTED FUNCTIONAL SEQUENCES</text:p>
      <text:p text:style-name="Standard"/>
      <text:p text:style-name="Standard">---- <text:span text:style-name="T2">1.5 </text:span><text:span text:style-name="T3">mm</text:span></text:p>
      <text:p text:style-name="Standard"><text:span text:style-name="T1">a</text:span>cq-DresdenNoFat</text:p>
      <text:p text:style-name="Standard">acq-DresdenWFat</text:p>
      <text:p text:style-name="Standard">acq-ME1TR880</text:p>
      <text:p text:style-name="Standard">acq-ME3TR1600</text:p>
      <text:p text:style-name="Standard">acq-ME3TR1100</text:p>
      <text:p text:style-name="Standard">acq-ME3TR850</text:p>
      <text:p text:style-name="Standard">acq-ME3TR700</text:p>
      <text:p text:style-name="Standard"/>
      <text:p text:style-name="Standard">---- <text:span text:style-name="T2">1.75 </text:span><text:span text:style-name="T3">mm</text:span></text:p>
      <text:p text:style-name="Standard">acq-DresdenNoFat175</text:p>
      <text:p text:style-name="P1">acq-DresdenWFat175</text:p>
      <text:p text:style-name="P1">acq-ME1TR780</text:p>
      <text:p text:style-name="P1">acq-ME3TR1180</text:p>
      <text:p text:style-name="P1">acq-ME3TR770</text:p>
      <text:p text:style-name="P1">acq-ME3TR6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0:28:39.715059805</meta:creation-date>
    <dc:date>2025-09-23T10:19:26.865325196</dc:date>
    <meta:editing-duration>PT41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23" meta:character-count="234" meta:non-whitespace-character-count="227"/>
  </office:meta>
</office:document-meta>
</file>